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947f" officeooo:paragraph-rsid="001f005a"/>
    </style:style>
    <style:style style:name="P2" style:family="paragraph" style:parent-style-name="Standard">
      <style:text-properties officeooo:rsid="001f005a" officeooo:paragraph-rsid="001f005a"/>
    </style:style>
    <style:style style:name="P3" style:family="paragraph" style:parent-style-name="Standard">
      <style:text-properties officeooo:paragraph-rsid="0020ee60"/>
    </style:style>
    <style:style style:name="P4" style:family="paragraph" style:parent-style-name="Standard">
      <style:text-properties fo:font-weight="bold" officeooo:rsid="00253a21" officeooo:paragraph-rsid="00253a21" style:font-weight-asian="bold" style:font-weight-complex="bold"/>
    </style:style>
    <style:style style:name="P5" style:family="paragraph" style:parent-style-name="Standard">
      <style:text-properties fo:font-weight="bold" officeooo:rsid="001f005a" officeooo:paragraph-rsid="001f005a" style:font-weight-asian="bold" style:font-weight-complex="bold"/>
    </style:style>
    <style:style style:name="P6" style:family="paragraph" style:parent-style-name="Standard">
      <style:text-properties fo:font-weight="bold" officeooo:rsid="00280f8a" officeooo:paragraph-rsid="00280f8a" style:font-weight-asian="bold" style:font-weight-complex="bold"/>
    </style:style>
    <style:style style:name="P7" style:family="paragraph" style:parent-style-name="Standard">
      <style:text-properties fo:font-weight="normal" officeooo:rsid="002974de" officeooo:paragraph-rsid="002974de" style:font-weight-asian="normal" style:font-weight-complex="normal"/>
    </style:style>
    <style:style style:name="P8" style:family="paragraph" style:parent-style-name="Standard">
      <style:text-properties officeooo:rsid="002bce18" officeooo:paragraph-rsid="002bce18"/>
    </style:style>
    <style:style style:name="P9" style:family="paragraph" style:parent-style-name="Standard">
      <style:text-properties officeooo:paragraph-rsid="002d91e6"/>
    </style:style>
    <style:style style:name="P10" style:family="paragraph" style:parent-style-name="Standard">
      <style:text-properties fo:font-weight="bold" officeooo:rsid="003942c3" officeooo:paragraph-rsid="003942c3" style:font-weight-asian="bold" style:font-weight-complex="bold"/>
    </style:style>
    <style:style style:name="P11" style:family="paragraph" style:parent-style-name="Standard">
      <style:text-properties fo:font-weight="bold" officeooo:rsid="00280f8a" officeooo:paragraph-rsid="00280f8a" style:font-weight-asian="bold" style:font-weight-complex="bold"/>
    </style:style>
    <style:style style:name="P12" style:family="paragraph" style:parent-style-name="Standard">
      <style:text-properties fo:font-weight="bold" officeooo:rsid="002974de" officeooo:paragraph-rsid="002974de" style:font-weight-asian="bold" style:font-weight-complex="bold"/>
    </style:style>
    <style:style style:name="P13" style:family="paragraph" style:parent-style-name="Standard">
      <style:text-properties fo:font-weight="bold" officeooo:rsid="003b2459" officeooo:paragraph-rsid="003b2459" style:font-weight-asian="bold" style:font-weight-complex="bold"/>
    </style:style>
    <style:style style:name="P14" style:family="paragraph" style:parent-style-name="Standard">
      <style:text-properties fo:font-weight="bold" officeooo:rsid="003cdad2" officeooo:paragraph-rsid="003cdad2" style:font-weight-asian="bold" style:font-weight-complex="bold"/>
    </style:style>
    <style:style style:name="P15" style:family="paragraph" style:parent-style-name="Standard">
      <style:text-properties officeooo:rsid="00280f8a" officeooo:paragraph-rsid="001f005a"/>
    </style:style>
    <style:style style:name="P16" style:family="paragraph" style:parent-style-name="Standard">
      <style:text-properties fo:font-weight="normal" officeooo:rsid="002974de" officeooo:paragraph-rsid="003942c3" style:font-weight-asian="normal" style:font-weight-complex="normal"/>
    </style:style>
    <style:style style:name="P17" style:family="paragraph" style:parent-style-name="Standard">
      <style:text-properties fo:font-weight="normal" officeooo:rsid="002974de" officeooo:paragraph-rsid="002974de" style:font-weight-asian="normal" style:font-weight-complex="normal"/>
    </style:style>
    <style:style style:name="P18" style:family="paragraph" style:parent-style-name="Standard">
      <style:text-properties officeooo:rsid="001f005a" officeooo:paragraph-rsid="001f005a"/>
    </style:style>
    <style:style style:name="P19" style:family="paragraph" style:parent-style-name="Standard">
      <style:text-properties fo:font-style="italic" fo:font-weight="normal" officeooo:rsid="003942c3" officeooo:paragraph-rsid="003942c3" style:font-style-asian="italic" style:font-weight-asian="normal" style:font-style-complex="italic" style:font-weight-complex="normal"/>
    </style:style>
    <style:style style:name="P20" style:family="paragraph" style:parent-style-name="Header">
      <style:text-properties officeooo:rsid="003fa5f1" officeooo:paragraph-rsid="003fa5f1"/>
    </style:style>
    <style:style style:name="T1" style:family="text">
      <style:text-properties officeooo:rsid="001f005a"/>
    </style:style>
    <style:style style:name="T2" style:family="text">
      <style:text-properties officeooo:rsid="0020ee6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ee60" style:font-weight-asian="bold" style:font-weight-complex="bold"/>
    </style:style>
    <style:style style:name="T5" style:family="text">
      <style:text-properties fo:font-weight="bold" officeooo:rsid="002181ca" style:font-weight-asian="bold" style:font-weight-complex="bold"/>
    </style:style>
    <style:style style:name="T6" style:family="text">
      <style:text-properties fo:font-weight="bold" officeooo:rsid="001f642c" style:font-weight-asian="bold" style:font-weight-complex="bold"/>
    </style:style>
    <style:style style:name="T7" style:family="text">
      <style:text-properties fo:font-weight="bold" officeooo:rsid="00253a21" style:font-weight-asian="bold" style:font-weight-complex="bold"/>
    </style:style>
    <style:style style:name="T8" style:family="text">
      <style:text-properties fo:font-weight="bold" officeooo:rsid="00280f8a" style:font-weight-asian="bold" style:font-weight-complex="bold"/>
    </style:style>
    <style:style style:name="T9" style:family="text">
      <style:text-properties fo:font-weight="bold" officeooo:rsid="002bce18" style:font-weight-asian="bold" style:font-weight-complex="bold"/>
    </style:style>
    <style:style style:name="T10" style:family="text">
      <style:text-properties fo:font-weight="bold" officeooo:rsid="00220eca" style:font-weight-asian="bold" style:font-weight-complex="bold"/>
    </style:style>
    <style:style style:name="T11" style:family="text">
      <style:text-properties fo:font-weight="bold" officeooo:rsid="0032e78f" style:font-weight-asian="bold" style:font-weight-complex="bold"/>
    </style:style>
    <style:style style:name="T12" style:family="text">
      <style:text-properties officeooo:rsid="00220eca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bce18" style:font-style-asian="italic" style:font-weight-asian="bold" style:font-style-complex="italic" style:font-weight-complex="bold"/>
    </style:style>
    <style:style style:name="T15" style:family="text">
      <style:text-properties officeooo:rsid="0038b6b6"/>
    </style:style>
    <style:style style:name="T16" style:family="text">
      <style:text-properties officeooo:rsid="0038bab7"/>
    </style:style>
    <style:style style:name="T17" style:family="text">
      <style:text-properties officeooo:rsid="003942c3"/>
    </style:style>
    <style:style style:name="T18" style:family="text">
      <style:text-properties officeooo:rsid="003b2459"/>
    </style:style>
    <style:style style:name="T19" style:family="text">
      <style:text-properties officeooo:rsid="003fa5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Part 1 :</text:span></text:p>
      <text:p text:style-name="P2">Task 1 :</text:p>
      <text:p text:style-name="P1">“Given a list of cities and the distances between each pair of cities, what is the shortest possible route that visits each city and returns to the origin city?”</text:p>
      <text:p text:style-name="P1"/>
      <text:p text:style-name="P2">Initial state : the first checkpoint that the agent is at in the beginning.</text:p>
      <text:p text:style-name="P2"/>
      <text:p text:style-name="P2">Possible actions : <text:span text:style-name="T9">Move from a current city to any other </text:span><text:span text:style-name="T14">unvisited</text:span><text:span text:style-name="T9"> city (except when a spanning path has been formed. In that case, traveling to the initial city (although <text:s/>visited) is allowed -the only action allowed-</text:span></text:p>
      <text:p text:style-name="P2"/>
      <text:p text:style-name="P2">Goal test: <text:span text:style-name="T9">is</text:span><text:span text:style-name="T6"> agent at the first checkpoint again, having a path with the lowest cost that passes over all the checkpoints ? </text:span><text:span text:style-name="T5">(all the checkpoints are visited)</text:span><text:span text:style-name="T6">. </text:span></text:p>
      <text:p text:style-name="P2"/>
      <text:p text:style-name="P2">State space: <text:span text:style-name="T9">Any state is composed of 2 components : The current checkpoint; and the list of visited checkpoints. </text:span></text:p>
      <text:p text:style-name="P8"><text:span text:style-name="T9">T</text:span><text:span text:style-name="T3">he set of all the possible </text:span><text:span text:style-name="T11">combinations of </text:span><text:span text:style-name="T3">states with the previous formulation constructs the state space. </text:span></text:p>
      <text:p text:style-name="P2"/>
      <text:p text:style-name="P3"><text:span text:style-name="T1">Successor function: (</text:span>any state reachable from a given state by a single action<text:span text:style-name="T2">) </text:span></text:p>
      <text:p text:style-name="P3"><text:tab/><text:span text:style-name="T5">The set of a</text:span><text:span text:style-name="T4">ll un</text:span><text:span text:style-name="T5">visited </text:span><text:span text:style-name="T4">checkpoints.</text:span></text:p>
      <text:p text:style-name="P9"><text:span text:style-name="T4"><text:tab/></text:span><text:span text:style-name="T9">(except when a spanning path has been formed. In that case, traveling to the initial city (although <text:s/>visited) is allowed)</text:span></text:p>
      <text:p text:style-name="P2"/>
      <text:p text:style-name="P2">Cost function: </text:p>
      <text:p text:style-name="P2"><text:tab/><text:tab/><text:span text:style-name="T10">The step cost</text:span><text:span text:style-name="T12"> : The distance between the current checkpoint and the next checkpoint.</text:span></text:p>
      <text:p text:style-name="P2"><text:tab/><text:tab/><text:span text:style-name="T10">The path cost</text:span><text:span text:style-name="T12"> : The summation of the step costs that constructs the whole path between <text:tab/><text:tab/><text:tab/><text:tab/><text:tab/>the initial checkpoint and the current checkpoint</text:span></text:p>
      <text:p text:style-name="P15"/>
      <text:p text:style-name="P2">One possible heuristic: <text:span text:style-name="T7">Nearest neighbor search.</text:span></text:p>
      <text:p text:style-name="P4">Step 1: <text:span text:style-name="T15">Choose</text:span> <text:span text:style-name="T15">a</text:span> starting node, <text:span text:style-name="T15">can be any node</text:span>. </text:p>
      <text:p text:style-name="P4">Step 2: <text:span text:style-name="T15">check </text:span>all the <text:span text:style-name="T15">edges </text:span>coming out of the <text:span text:style-name="T15">initial </text:span>node that have not been visited and choose the next closest node. </text:p>
      <text:p text:style-name="P4">Step 3: Repeat the process until all the nodes have been visited at least once. </text:p>
      <text:p text:style-name="P4">Step 4: Check <text:span text:style-name="T15">whether </text:span>all nodes <text:span text:style-name="T15">have been</text:span> visited. If <text:span text:style-name="T15">yes, </text:span><text:s/><text:span text:style-name="T15">go <text:s/>back </text:span>to the starting point </text:p>
      <text:p text:style-name="P4">Step 5: <text:span text:style-name="T15">return the tour</text:span></text:p>
      <text:p text:style-name="P5"/>
      <text:p text:style-name="P2">Second possible heuristic: <text:span text:style-name="T8">The greedy approach</text:span></text:p>
      <text:p text:style-name="P6">Step1: <text:span text:style-name="T16">search through </text:span>all the <text:span text:style-name="T16">edges </text:span>with minimum distance. </text:p>
      <text:p text:style-name="P6">Step 2: Choose n cheapest <text:span text:style-name="T16">edges, where n is the number of nodes</text:span></text:p>
      <text:p text:style-name="P6">Step 3: List the distance of <text:span text:style-name="T17">edges </text:span>starting from the minimum distance to maximum distance. </text:p>
      <text:p text:style-name="P6">Step 4: if it <text:span text:style-name="T17">they form </text:span>a Hamiltonian cycle. </text:p>
      <text:p text:style-name="P6">Step 5: If step 4 forms a Hamiltonian cycle than we have an optimal solution; <text:span text:style-name="T19">return the tour</text:span></text:p>
      <text:p text:style-name="P6"/>
      <text:p text:style-name="P6"/>
      <text:p text:style-name="P19">REF : <text:a xlink:type="simple" xlink:href="http://travsp.blogspot.com/2013/11/v-behaviorurldefaultvmlo.html" text:style-name="Internet_20_link" text:visited-style-name="Visited_20_Internet_20_Link">http://travsp.blogspot.com/2013/11/v-behaviorurldefaultvmlo.html</text:a></text:p>
      <text:p text:style-name="P19"/>
      <text:p text:style-name="P10"><text:soft-page-break/>Part 1:</text:p>
      <text:p text:style-name="P10"/>
      <text:p text:style-name="P7">Task 2</text:p>
      <text:p text:style-name="P7"/>
      <text:p text:style-name="P7">a. Show how this heuristic can be derived from a relaxed version of the TSP.</text:p>
      <text:p text:style-name="P16"><text:span text:style-name="T3">The original version of the TSP is </text:span></text:p>
      <text:p text:style-name="P16"><text:span text:style-name="T3">“Given a list of cities and the distances between each pair of cities, what is the shortest possible route that visits each city and returns to the origin city?” - wiki.</text:span></text:p>
      <text:p text:style-name="P16"><text:span text:style-name="T3"/></text:p>
      <text:p text:style-name="P12">The solution of the original TSP should be a path that satisfies 2 conditions :</text:p>
      <text:p text:style-name="P12"><text:tab/><text:tab/>- Being the shortest that connects all the cities (checkpoints) together</text:p>
      <text:p text:style-name="P12"><text:tab/><text:tab/>- Returns to the origin city. </text:p>
      <text:p text:style-name="P12"><text:tab/></text:p>
      <text:p text:style-name="P12">A relaxed version of the TSP could ignore the last requirement, so we’re left with requiring a path that passes through all the cities <text:span text:style-name="T18">with minimal cost</text:span>, and not necessarily ending in the original city.</text:p>
      <text:p text:style-name="P12"/>
      <text:p text:style-name="P12">The very solution of the relaxed version of the TSP is the minimum spanning tree MST. </text:p>
      <text:p text:style-name="P12"/>
      <text:p text:style-name="P13">This heuristic is admissible since it’s always less than or equal the complete TSP loop</text:p>
      <text:p text:style-name="P7"/>
      <text:p text:style-name="P7">b. Show that the MST heuristic dominates straight-line distance.</text:p>
      <text:p text:style-name="P7"/>
      <text:p text:style-name="P14">MST heuristic dominates the straight-line’s if it gives greater values.</text:p>
      <text:p text:style-name="P14">A path between two points in a MST is either a straight line, or it passes through one or more intermediary nodes. Having the triangle inequality guarantees that a path in MST is greater than or equal to the straight line distance. Hence, MST dominates the straight line. 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3fa5f1" officeooo:paragraph-rsid="003fa5f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bdelrahman Yaseen<text:tab/>CNG 462 – Assignment 1<text:tab/>217557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23:41:46.153859222</meta:creation-date>
    <meta:generator>LibreOffice/5.1.6.2$Linux_X86_64 LibreOffice_project/10m0$Build-2</meta:generator>
    <dc:date>2018-11-03T21:59:05.336157701</dc:date>
    <meta:editing-duration>PT22H12M57S</meta:editing-duration>
    <meta:editing-cycles>17</meta:editing-cycles>
    <meta:document-statistic meta:table-count="0" meta:image-count="0" meta:object-count="0" meta:page-count="2" meta:paragraph-count="43" meta:word-count="606" meta:character-count="3525" meta:non-whitespace-character-count="2924"/>
  </office:meta>
</office:document-meta>
</file>